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2cm" svg:stroke-color="#4c4c4c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draw:stroke="solid" draw:stroke-dash="Ultrafine_20_Dashed" svg:stroke-width="0.2cm" svg:stroke-color="#999999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draw:stroke="solid" draw:stroke-dash="Ultrafine_20_Dashed" svg:stroke-width="0.2cm" svg:stroke-color="#000000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3cm" fo:min-width="0.2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3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b3b3b3" draw:marker-start-width="0.35cm" draw:marker-end-width="0.35cm" draw:fill="solid" draw:fill-color="#ffffff" draw:textarea-horizontal-align="justify" draw:textarea-vertical-align="middle" draw:auto-grow-height="false" fo:min-height="0.543cm" fo:min-width="0.239cm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.1cm" svg:stroke-color="#4c4c4c" draw:marker-start-width="0.35cm" draw:marker-end-width="0.35cm" draw:fill="solid" draw:fill-color="#ffffff" draw:textarea-horizontal-align="justify" draw:textarea-vertical-align="middle" draw:auto-grow-height="false" fo:min-height="0.543cm" fo:min-width="0.239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27cm" fo:min-width="0.41cm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Dashed_20__28_var_29_" svg:stroke-width="0.1cm" svg:stroke-color="#999999" draw:marker-start-width="0.35cm" draw:marker-end-width="0.35cm" draw:fill="solid" draw:fill-color="#ffffff" draw:textarea-horizontal-align="justify" draw:textarea-vertical-align="middle" draw:auto-grow-height="false" fo:min-height="0.454cm" fo:min-width="0.153cm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Dashed_20__28_var_29_" svg:stroke-width="0.1cm" svg:stroke-color="#4c4c4c" draw:marker-start-width="0.35cm" draw:marker-end-width="0.35cm" draw:fill="solid" draw:fill-color="#ffffff" draw:textarea-horizontal-align="justify" draw:textarea-vertical-align="middle" draw:auto-grow-height="false" fo:min-height="0.727cm" fo:min-width="0.4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95cm"/>
    </style:style>
    <style:style style:name="gr14" style:family="graphic" style:parent-style-name="standard">
      <style:graphic-properties svg:stroke-width="0.05cm" svg:stroke-color="#333333" draw:marker-start-width="0.075cm" draw:marker-end-width="0.075cm" draw:fill="none" draw:fill-color="#e6e6e6" draw:textarea-horizontal-align="justify" draw:textarea-vertical-align="middle" draw:auto-grow-height="false" fo:min-height="2.819cm" fo:min-width="3.516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fill-color="#99ccff" draw:textarea-horizontal-align="justify" draw:textarea-vertical-align="middle" draw:auto-grow-height="false" fo:min-height="0.045cm" fo:min-width="0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395cm" fo:min-width="2.909cm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789cm" fo:min-width="3.018cm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999999" draw:fill="none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4c4c4c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style:font-name="Monospace1" fo:font-size="10pt" style:font-size-asian="10pt" style:font-size-complex="10pt"/>
    </style:style>
    <style:style style:name="P3" style:family="paragraph">
      <style:text-properties fo:color="#999999" style:font-name="Monospace1" fo:font-size="10pt" style:font-size-asian="10pt" style:font-size-complex="10pt"/>
    </style:style>
    <style:style style:name="P4" style:family="paragraph">
      <style:text-properties fo:color="#4c4c4c" style:font-name="Monospace1"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font-name="Monospace1" fo:font-size="10pt" style:font-size-asian="10pt" style:font-size-complex="10pt"/>
    </style:style>
    <style:style style:name="T2" style:family="text">
      <style:text-properties fo:color="#999999" style:font-name="Monospace1" fo:font-size="10pt" style:font-size-asian="10pt" style:font-size-complex="10pt"/>
    </style:style>
    <style:style style:name="T3" style:family="text">
      <style:text-properties fo:color="#4c4c4c" style:font-name="Monospace1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4.891cm" svg:y1="8.349cm" svg:x2="14.097cm" svg:y2="5.88cm">
              <text:p/>
            </draw:line>
            <draw:line draw:style-name="gr1" draw:text-style-name="P1" draw:layer="layout" svg:x1="14.891cm" svg:y1="8.349cm" svg:x2="12.274cm" svg:y2="9.231cm">
              <text:p/>
            </draw:line>
            <draw:line draw:style-name="gr2" draw:text-style-name="P1" draw:layer="layout" svg:x1="8.128cm" svg:y1="9.564cm" svg:x2="10.452cm" svg:y2="6.35cm">
              <text:p/>
            </draw:line>
            <draw:line draw:style-name="gr2" draw:text-style-name="P1" draw:layer="layout" svg:x1="12.274cm" svg:y1="9.231cm" svg:x2="10.452cm" svg:y2="6.35cm">
              <text:p/>
            </draw:line>
            <draw:line draw:style-name="gr2" draw:text-style-name="P1" draw:layer="layout" svg:x1="8.128cm" svg:y1="9.564cm" svg:x2="12.274cm" svg:y2="9.231cm">
              <text:p/>
            </draw:line>
            <draw:line draw:style-name="gr3" draw:text-style-name="P1" draw:layer="layout" svg:x1="4cm" svg:y1="9.737cm" svg:x2="6.276cm" svg:y2="8.071cm">
              <text:p/>
            </draw:line>
            <draw:line draw:style-name="gr3" draw:text-style-name="P1" draw:layer="layout" svg:x1="4.5cm" svg:y1="6.237cm" svg:x2="6.276cm" svg:y2="8.071cm">
              <text:p/>
            </draw:line>
            <draw:line draw:style-name="gr3" draw:text-style-name="P1" draw:layer="layout" svg:x1="6.276cm" svg:y1="8.071cm" svg:x2="8.279cm" svg:y2="9.564cm">
              <text:p/>
            </draw:line>
            <draw:custom-shape draw:style-name="gr4" draw:text-style-name="P1" draw:layer="layout" svg:width="1.186cm" svg:height="1.263cm" svg:x="5.648cm" svg:y="7.448cm">
              <text:p text:style-name="P1">I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1.185cm" svg:height="1.262cm" svg:x="3.815cm" svg:y="5.238cm">
              <text:p text:style-name="P1">F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186cm" svg:height="1.262cm" svg:x="3.5cm" svg:y="8.975cm">
              <text:p text:style-name="P1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1.185cm" svg:height="1.263cm" svg:x="9.815cm" svg:y="5.737cm">
              <text:p text:style-name="P1">J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4.315cm" svg:y="7.737cm">
              <text:p text:style-name="P1">H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1.185cm" svg:height="1.263cm" svg:x="13.5cm" svg:y="5.237cm">
              <text:p text:style-name="P1">G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9" draw:text-style-name="P1" draw:layer="layout" svg:width="1.428cm" svg:height="1.523cm" svg:x="7.5cm" svg:y="8.7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1.065cm" svg:height="1.136cm" svg:x="7.682cm" svg:y="8.907cm">
                <text:p text:style-name="P1">A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1" draw:text-style-name="P1" draw:layer="layout" svg:width="1.428cm" svg:height="1.523cm" svg:x="11.572cm" svg:y="8.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1.065cm" svg:height="1.136cm" svg:x="11.754cm" svg:y="8.693cm">
                <text:p text:style-name="P1">B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2" draw:layer="layout" svg:width="2.195cm" svg:height="0.662cm" svg:x="2.805cm" svg:y="8.338cm">
              <draw:text-box>
                <text:p><text:span text:style-name="T1">01:4b:12</text:span></text:p>
              </draw:text-box>
            </draw:frame>
            <draw:frame draw:style-name="gr12" draw:text-style-name="P2" draw:layer="layout" svg:width="2.195cm" svg:height="0.662cm" svg:x="2.705cm" svg:y="6.5cm">
              <draw:text-box>
                <text:p><text:span text:style-name="T1">01:4b:17</text:span></text:p>
              </draw:text-box>
            </draw:frame>
            <draw:frame draw:style-name="gr12" draw:text-style-name="P2" draw:layer="layout" svg:width="2.195cm" svg:height="0.662cm" svg:x="5.7cm" svg:y="6.838cm">
              <draw:text-box>
                <text:p><text:span text:style-name="T1">01:4b:08</text:span></text:p>
              </draw:text-box>
            </draw:frame>
            <draw:frame draw:style-name="gr13" draw:text-style-name="P2" draw:layer="layout" svg:width="2.195cm" svg:height="1.073cm" svg:x="7.305cm" svg:y="10.227cm">
              <draw:text-box>
                <text:p><text:span text:style-name="T1">01:4b:05</text:span></text:p>
                <text:p><text:span text:style-name="T2">01:e5:1a</text:span></text:p>
              </draw:text-box>
            </draw:frame>
            <draw:frame draw:style-name="gr13" draw:text-style-name="P2" draw:layer="layout" svg:width="2.195cm" svg:height="1.073cm" svg:x="11.2cm" svg:y="10.027cm">
              <draw:text-box>
                <text:p><text:span text:style-name="T2">01:e5:33</text:span></text:p>
                <text:p><text:span text:style-name="T3">01:cc:45</text:span></text:p>
              </draw:text-box>
            </draw:frame>
            <draw:frame draw:style-name="gr12" draw:text-style-name="P3" draw:layer="layout" svg:width="2.195cm" svg:height="0.662cm" svg:x="9.305cm" svg:y="5.1cm">
              <draw:text-box>
                <text:p><text:span text:style-name="T2">01:e5:26</text:span></text:p>
              </draw:text-box>
            </draw:frame>
            <draw:frame draw:style-name="gr12" draw:text-style-name="P4" draw:layer="layout" svg:width="2.195cm" svg:height="0.662cm" svg:x="14.4cm" svg:y="6.2cm">
              <draw:text-box>
                <text:p><text:span text:style-name="T3">01:cc:42</text:span></text:p>
              </draw:text-box>
            </draw:frame>
            <draw:frame draw:style-name="gr12" draw:text-style-name="P4" draw:layer="layout" svg:width="2.195cm" svg:height="0.662cm" svg:x="14.205cm" svg:y="9cm">
              <draw:text-box>
                <text:p><text:span text:style-name="T3">01:cc:05</text:span></text:p>
              </draw:text-box>
            </draw:frame>
          </draw:g>
          <draw:g>
            <draw:custom-shape draw:style-name="gr14" draw:text-style-name="P1" draw:layer="layout" svg:width="4.222cm" svg:height="3.275cm" svg:x="16.9cm" svg:y="6.405cm">
              <text:p/>
              <draw:enhanced-geometry svg:viewBox="0 0 21600 21600" draw:path-stretchpoint-x="10800" draw:path-stretchpoint-y="10800" draw:text-areas="?f3 ?f4 ?f5 ?f6" draw:type="round-rectangle" draw:modifiers="1757.956204379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5" draw:text-style-name="P1" draw:layer="layout" svg:x1="17.359cm" svg:y1="6.788cm" svg:x2="18.116cm" svg:y2="6.788cm">
              <text:p/>
            </draw:line>
            <draw:custom-shape draw:style-name="gr16" draw:text-style-name="P1" draw:layer="layout" svg:width="0.598cm" svg:height="0.557cm" svg:x="17.442cm" svg:y="8.8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5" draw:layer="layout" svg:width="3.08cm" svg:height="0.845cm" svg:x="18.042cm" svg:y="6.405cm">
              <draw:text-box>
                <text:p text:style-name="P5"><text:span text:style-name="T4">Support 1</text:span></text:p>
              </draw:text-box>
            </draw:frame>
            <draw:frame draw:style-name="gr18" draw:text-style-name="P5" draw:layer="layout" svg:width="3.558cm" svg:height="1.239cm" svg:x="18.042cm" svg:y="8.761cm">
              <draw:text-box>
                <text:p text:style-name="P5"><text:span text:style-name="T4">Objet connecté</text:span></text:p>
              </draw:text-box>
            </draw:frame>
            <draw:line draw:style-name="gr19" draw:text-style-name="P1" draw:layer="layout" svg:x1="17.359cm" svg:y1="7.554cm" svg:x2="18.116cm" svg:y2="7.554cm">
              <text:p/>
            </draw:line>
            <draw:frame draw:style-name="gr17" draw:text-style-name="P5" draw:layer="layout" svg:width="3.08cm" svg:height="0.845cm" svg:x="18.042cm" svg:y="7.171cm">
              <draw:text-box>
                <text:p text:style-name="P5"><text:span text:style-name="T4">Support 2</text:span></text:p>
              </draw:text-box>
            </draw:frame>
            <draw:line draw:style-name="gr20" draw:text-style-name="P1" draw:layer="layout" svg:x1="17.359cm" svg:y1="8.321cm" svg:x2="18.116cm" svg:y2="8.321cm">
              <text:p/>
            </draw:line>
            <draw:frame draw:style-name="gr17" draw:text-style-name="P5" draw:layer="layout" svg:width="3.08cm" svg:height="0.845cm" svg:x="18.042cm" svg:y="7.938cm">
              <draw:text-box>
                <text:p text:style-name="P5"><text:span text:style-name="T4">Support 3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0:29:33.192143626</meta:creation-date>
    <dc:date>2016-03-03T04:36:22.473058556</dc:date>
    <meta:editing-duration>PT6H12M41S</meta:editing-duration>
    <meta:editing-cycles>2</meta:editing-cycles>
    <meta:generator>LibreOffice/4.3.3.2$Linux_X86_64 LibreOffice_project/430m0$Build-2</meta:generator>
    <meta:document-statistic meta:object-count="40"/>
  </office:meta>
</office:document-meta>
</file>